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3" fo:break-before="page"/>
      <style:text-properties officeooo:paragraph-rsid="0003d1fc"/>
    </style:style>
    <style:style style:name="P5" style:family="paragraph" style:parent-style-name="Heading_20_1" style:master-page-name="Index">
      <style:paragraph-properties style:page-number="auto" fo:break-before="page"/>
    </style:style>
    <style:style style:name="P6" style:family="paragraph" style:parent-style-name="Heading_20_1">
      <style:text-properties fo:font-size="48pt" style:font-size-asian="48pt" style:font-size-complex="48pt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paragraph-rsid="0003d1fc"/>
    </style:style>
    <style:style style:name="P10" style:family="paragraph" style:parent-style-name="Text_20_body" style:master-page-name="First_20_Page">
      <style:paragraph-properties style:page-number="auto"/>
      <style:text-properties officeooo:paragraph-rsid="0003d1fc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6" text:outline-level="1"><text:bookmark-start text:name="__RefHeading___Toc666_3629954130"/>Page de couverture<text:bookmark-end text:name="__RefHeading___Toc666_3629954130"/></text:h>
      <text:p text:style-name="Text_20_body"><text:span text:style-name="Strong_20_Emphasis">Titre principal</text:span> : Tails et Tor : Aspects Techniques et Politiques<text:line-break/><text:span text:style-name="Strong_20_Emphasis">Matière</text:span> : NSI<text:line-break/><text:span text:style-name="Strong_20_Emphasis">Année</text:span> : 2025<text:line-break/><text:span text:style-name="Strong_20_Emphasis">Prénom et Nom</text:span> : [Ton Prénom] [Ton Nom]<text:line-break/><text:span text:style-name="Strong_20_Emphasis">Illustration</text:span> : (à insérer)</text:p>
      <text:h text:style-name="Heading_20_1" text:outline-level="1"/>
      <text:h text:style-name="P5" text:outline-level="1"><text:bookmark-start text:name="__RefHeading___Toc668_3629954130"/>Sommaire automatique<text:bookmark-end text:name="__RefHeading___Toc668_3629954130"/></text:h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666_3629954130" text:style-name="Index_20_Link" text:visited-style-name="Index_20_Link">Page de couverture<text:tab/>1</text:a></text:p>
          <text:p text:style-name="P1"><text:a xlink:type="simple" xlink:href="#__RefHeading___Toc668_3629954130" text:style-name="Index_20_Link" text:visited-style-name="Index_20_Link">Sommaire automatique<text:tab/>2</text:a></text:p>
          <text:p text:style-name="P1"><text:a xlink:type="simple" xlink:href="#__RefHeading___Toc670_3629954130" text:style-name="Index_20_Link" text:visited-style-name="Index_20_Link">3.4 Sources<text:tab/>3</text:a></text:p>
          <text:p text:style-name="P2"><text:a xlink:type="simple" xlink:href="#__RefHeading___Toc672_3629954130" text:style-name="Index_20_Link" text:visited-style-name="Index_20_Link">3.4.1 Contenu du document concernant vos sources<text:tab/>3</text:a></text:p>
          <text:p text:style-name="P3"><text:a xlink:type="simple" xlink:href="#__RefHeading___Toc674_3629954130" text:style-name="Index_20_Link" text:visited-style-name="Index_20_Link">Source 1 : Documentation technique<text:tab/>3</text:a></text:p>
          <text:p text:style-name="P3"><text:a xlink:type="simple" xlink:href="#__RefHeading___Toc676_3629954130" text:style-name="Index_20_Link" text:visited-style-name="Index_20_Link">Source 2 : Rapports officiels<text:tab/>3</text:a></text:p>
          <text:p text:style-name="P3"><text:a xlink:type="simple" xlink:href="#__RefHeading___Toc678_3629954130" text:style-name="Index_20_Link" text:visited-style-name="Index_20_Link">Source 3 : Études académiques<text:tab/>3</text:a></text:p>
          <text:p text:style-name="P3"><text:a xlink:type="simple" xlink:href="#__RefHeading___Toc680_3629954130" text:style-name="Index_20_Link" text:visited-style-name="Index_20_Link">Source 4 : Presse spécialisée<text:tab/>4</text:a></text:p>
          <text:p text:style-name="P3"><text:a xlink:type="simple" xlink:href="#__RefHeading___Toc682_3629954130" text:style-name="Index_20_Link" text:visited-style-name="Index_20_Link">Source 5 : Débats institutionnels<text:tab/>4</text:a></text:p>
        </text:index-body>
      </text:table-of-content>
      <text:p text:style-name="Horizontal_20_Line"/>
      <text:h text:style-name="Heading_20_1" text:outline-level="1"/>
      <text:h text:style-name="P4" text:outline-level="1"><text:bookmark-start text:name="__RefHeading___Toc670_3629954130"/>3 . Sources<text:bookmark-end text:name="__RefHeading___Toc670_3629954130"/></text:h>
      <text:h text:style-name="Heading_20_2" text:outline-level="2"><text:bookmark-start text:name="__RefHeading___Toc672_3629954130"/><text:bookmark-end text:name="__RefHeading___Toc672_3629954130"/></text:h>
      <text:h text:style-name="Heading_20_3" text:outline-level="3"><text:bookmark-start text:name="__RefHeading___Toc674_3629954130"/>Source 1 : Documentation technique<text:bookmark-end text:name="__RefHeading___Toc674_3629954130"/></text:h>
      <text:p text:style-name="Text_20_body"><text:span text:style-name="Strong_20_Emphasis">Titre</text:span> : Tor Project Documentation<text:line-break/><text:span text:style-name="Strong_20_Emphasis">Site</text:span> : torproject.org<text:line-break/><text:span text:style-name="Strong_20_Emphasis">Auteur(s)</text:span> : Tor Project<text:line-break/><text:span text:style-name="Strong_20_Emphasis">Date</text:span> : 2023<text:line-break/><text:span text:style-name="Strong_20_Emphasis">URL</text:span> : <text:a xlink:type="simple" xlink:href="https://www.torproject.org/" text:style-name="Internet_20_link" text:visited-style-name="Visited_20_Internet_20_Link">https://www.torproject.org</text:a><text:line-break/><text:span text:style-name="Strong_20_Emphasis">Surligneurs</text:span> : [Ton nom]<text:line-break/><text:span text:style-name="Strong_20_Emphasis">Texte intégral</text:span> :<text:line-break/>Tor est un réseau décentralisé qui permet la navigation anonyme sur Internet. Il utilise un <text:span text:style-name="Strong_20_Emphasis"><text:span text:style-name="T2">système de routage en couches multiples (routage en oignon)</text:span></text:span> pour masquer l’identité des utilisateurs. Chaque message est <text:span text:style-name="Strong_20_Emphasis"><text:span text:style-name="T2">chiffré plusieurs fois</text:span></text:span> et passe par <text:span text:style-name="Strong_20_Emphasis">différents relais aléatoires</text:span>, ce qui rend la surveillance très difficile. Le réseau compte <text:span text:style-name="Strong_20_Emphasis">plus de 7000 relais répartis mondialement</text:span>, assurant <text:span text:style-name="Strong_20_Emphasis">résistance à la censure et anonymat utilisateur</text:span>.</text:p>
      <text:h text:style-name="Heading_20_3" text:outline-level="3"/>
      <text:h text:style-name="P7" text:outline-level="3"><text:bookmark-start text:name="__RefHeading___Toc676_3629954130"/>Source 2 : Rapports officiels<text:bookmark-end text:name="__RefHeading___Toc676_3629954130"/></text:h>
      <text:p text:style-name="Text_20_body"><text:span text:style-name="Strong_20_Emphasis">Titre</text:span> : Europol Reports 2022-2023<text:line-break/><text:span text:style-name="Strong_20_Emphasis">Site</text:span> : europol.europa.eu<text:line-break/><text:span text:style-name="Strong_20_Emphasis">Auteur(s)</text:span> : Europol<text:line-break/><text:span text:style-name="Strong_20_Emphasis">Date</text:span> : 2022-2023<text:line-break/><text:span text:style-name="Strong_20_Emphasis">URL</text:span> : <text:a xlink:type="simple" xlink:href="https://www.europol.europa.eu/" text:style-name="Internet_20_link" text:visited-style-name="Visited_20_Internet_20_Link">https://www.europol.europa.eu</text:a><text:line-break/><text:span text:style-name="Strong_20_Emphasis">Surligneurs</text:span> : [Ton nom]<text:line-break/><text:span text:style-name="Strong_20_Emphasis">Texte intégral</text:span> :<text:line-break/>Les rapports Europol 2022-2023 montrent que le réseau Tor est utilisé pour des <text:span text:style-name="Strong_20_Emphasis">activités criminelles</text:span>, notamment des <text:span text:style-name="Strong_20_Emphasis">marchés illégaux</text:span> et de la <text:span text:style-name="Strong_20_Emphasis">cybercriminalité</text:span>. Les enquêtes révèlent que certains <text:span text:style-name="Strong_20_Emphasis">utilisateurs légitimes peuvent être stigmatisés</text:span>, en raison de ces usages. Cependant, le réseau reste essentiel pour la <text:span text:style-name="Strong_20_Emphasis">protection de la vie privée</text:span> et pour les <text:span text:style-name="Strong_20_Emphasis">journalistes et dissidents dans les régimes autoritaires</text:span>.</text:p>
      <text:h text:style-name="Heading_20_3" text:outline-level="3"/>
      <text:h text:style-name="P7" text:outline-level="3"><text:bookmark-start text:name="__RefHeading___Toc678_3629954130"/>Source 3 : Études académiques<text:bookmark-end text:name="__RefHeading___Toc678_3629954130"/></text:h>
      <text:p text:style-name="Text_20_body"><text:span text:style-name="Strong_20_Emphasis">Titre</text:span> : Privacy International Research<text:line-break/><text:span text:style-name="Strong_20_Emphasis">Site</text:span> : privacyinternational.org<text:line-break/><text:span text:style-name="Strong_20_Emphasis">Auteur(s)</text:span> : Privacy International<text:line-break/><text:span text:style-name="Strong_20_Emphasis">Date</text:span> : 2021-2023<text:line-break/><text:span text:style-name="Strong_20_Emphasis">URL</text:span> : <text:a xlink:type="simple" xlink:href="https://privacyinternational.org/" text:style-name="Internet_20_link" text:visited-style-name="Visited_20_Internet_20_Link">https://privacyinternational.org</text:a><text:line-break/><text:span text:style-name="Strong_20_Emphasis">Surligneurs</text:span> : [Ton nom]<text:line-break/><text:span text:style-name="Strong_20_Emphasis">Texte intégral</text:span> :<text:line-break/>Les recherches de Privacy International montrent que <text:span text:style-name="Strong_20_Emphasis">l’anonymat numérique est un outil crucial pour les droits humains</text:span>, en particulier pour les <text:span text:style-name="Strong_20_Emphasis">journalistes, lanceurs d’alerte et activistes</text:span>. Les outils comme <text:span text:style-name="Strong_20_Emphasis">Tor et Tails</text:span> permettent de <text:span text:style-name="Strong_20_Emphasis">contourner la censure, de protéger les sources</text:span> et de <text:span text:style-name="Strong_20_Emphasis">sécuriser la communication</text:span> dans les pays où <text:span text:style-name="Strong_20_Emphasis">la liberté d’expression est limitée</text:span>.</text:p>
      <text:h text:style-name="Heading_20_3" text:outline-level="3"/>
      <text:h text:style-name="P7" text:outline-level="3"><text:bookmark-start text:name="__RefHeading___Toc680_3629954130"/>Source 4 : Presse spécialisée<text:bookmark-end text:name="__RefHeading___Toc680_3629954130"/></text:h>
      <text:p text:style-name="Text_20_body"><text:span text:style-name="Strong_20_Emphasis">Titre</text:span> : Le Monde / Wired (2021-2024)<text:line-break/><text:span text:style-name="Strong_20_Emphasis">Site</text:span> : lemonde.fr / wired.com<text:line-break/><text:span text:style-name="Strong_20_Emphasis">Auteur(s)</text:span> : Journalistes spécialisés en cyber / sécurité numérique<text:line-break/><text:span text:style-name="Strong_20_Emphasis">Date</text:span> : 2021-2024<text:line-break/><text:span text:style-name="Strong_20_Emphasis">URL</text:span> : <text:a xlink:type="simple" xlink:href="https://www.lemonde.fr/" text:style-name="Internet_20_link" text:visited-style-name="Visited_20_Internet_20_Link">https://www.lemonde.fr</text:a> / <text:a xlink:type="simple" xlink:href="https://www.wired.com/" text:style-name="Internet_20_link" text:visited-style-name="Visited_20_Internet_20_Link">https://www.wired.com</text:a><text:line-break/><text:span text:style-name="Strong_20_Emphasis">Surligneurs</text:span> : [Ton nom]<text:line-break/><text:span text:style-name="Strong_20_Emphasis">Texte intégral</text:span> :<text:line-break/>Les articles de presse rapportent que lors des <text:span text:style-name="Strong_20_Emphasis">manifestations à Hong Kong (2019-2024)</text:span>, le <text:span text:style-name="Strong_20_Emphasis">trafic Tor a augmenté de 300%</text:span>, permettant aux manifestants de <text:span text:style-name="Strong_20_Emphasis">coordonner leurs actions</text:span> et de <text:span text:style-name="Strong_20_Emphasis">protéger leur identité</text:span>. Des situations similaires ont été observées en <text:span text:style-name="Strong_20_Emphasis">Iran (2022)</text:span> et en <text:span text:style-name="Strong_20_Emphasis">Russie (2023)</text:span>, où les opposants ont utilisé <text:span text:style-name="Strong_20_Emphasis">Tor/Tails</text:span> pour <text:span text:style-name="Strong_20_Emphasis">accéder à des informations indépendantes malgré la censure gouvernementale</text:span>.</text:p>
      <text:h text:style-name="Heading_20_3" text:outline-level="3"/>
      <text:h text:style-name="P7" text:outline-level="3"><text:bookmark-start text:name="__RefHeading___Toc682_3629954130"/>Source 5 : Débats institutionnels<text:bookmark-end text:name="__RefHeading___Toc682_3629954130"/></text:h>
      <text:p text:style-name="Text_20_body"><text:span text:style-name="Strong_20_Emphasis">Titre</text:span> : Parlement Européen 2023 – Régulation anonymat<text:line-break/><text:span text:style-name="Strong_20_Emphasis">Site</text:span> : europarl.europa.eu<text:line-break/><text:span text:style-name="Strong_20_Emphasis">Auteur(s)</text:span> : Parlement Européen<text:line-break/><text:span text:style-name="Strong_20_Emphasis">Date</text:span> : 2023<text:line-break/><text:span text:style-name="Strong_20_Emphasis">URL</text:span> : <text:a xlink:type="simple" xlink:href="https://www.europarl.europa.eu/" text:style-name="Internet_20_link" text:visited-style-name="Visited_20_Internet_20_Link">https://www.europarl.europa.eu</text:a><text:line-break/><text:span text:style-name="Strong_20_Emphasis">Surligneurs</text:span> : [Ton nom]<text:line-break/><text:span text:style-name="Strong_20_Emphasis">Texte intégral</text:span> :<text:line-break/>Les débats au <text:span text:style-name="Strong_20_Emphasis">Parlement européen de 2023</text:span> ont porté sur la <text:span text:style-name="Strong_20_Emphasis">régulation des outils d’anonymat</text:span> comme <text:span text:style-name="Strong_20_Emphasis">Tor et Tails</text:span>. Les discussions ont mis en avant la nécessité d’une <text:span text:style-name="Strong_20_Emphasis">régulation équilibrée</text:span>, qui protège à la fois le <text:span text:style-name="Strong_20_Emphasis">droit à l’anonymat</text:span> et la <text:span text:style-name="Strong_20_Emphasis">sécurité publique</text:span>, tout en soutenant l’<text:span text:style-name="Strong_20_Emphasis">innovation technologique</text:span> et la <text:span text:style-name="Strong_20_Emphasis">liberté d’expression</text:span>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><text:page-number text:select-page="current">7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01:12.848519571</meta:creation-date>
    <dc:date>2025-10-01T14:51:53.062450757</dc:date>
    <meta:editing-duration>PT50M41S</meta:editing-duration>
    <meta:editing-cycles>1</meta:editing-cycles>
    <meta:document-statistic meta:table-count="0" meta:image-count="0" meta:object-count="0" meta:page-count="7" meta:paragraph-count="28" meta:word-count="545" meta:character-count="3574" meta:non-whitespace-character-count="3056"/>
    <meta:generator>LibreOffice/7.4.7.2$Linux_X86_64 LibreOffice_project/40$Build-2</meta:generator>
  </office:meta>
</office:document-meta>
</file>